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5" style:family="paragraph" style:parent-style-name="Standard">
      <style:paragraph-properties fo:text-align="start" style:justify-single-word="false"/>
      <style:text-properties fo:font-size="12pt" style:text-underline-style="none" style:font-size-asian="10.5pt" style:font-size-complex="12pt"/>
    </style:style>
    <style:style style:name="P6" style:family="paragraph" style:parent-style-name="Standard" style:list-style-name="L2">
      <style:paragraph-properties fo:text-align="start" style:justify-single-word="false"/>
      <style:text-properties style:text-underline-style="none"/>
    </style:style>
    <style:style style:name="P7" style:family="paragraph" style:parent-style-name="Standard">
      <style:paragraph-properties fo:text-align="center" style:justify-single-word="false"/>
      <style:text-properties fo:font-size="14pt" style:text-underline-style="none" style:font-size-asian="12.25pt" style:font-size-complex="14pt"/>
    </style:style>
    <style:style style:name="P8" style:family="paragraph" style:parent-style-name="Standard">
      <style:paragraph-properties fo:text-align="center" style:justify-single-word="false" fo:break-before="page"/>
      <style:text-properties fo:font-size="15pt" style:text-underline-style="solid" style:text-underline-width="auto" style:text-underline-color="font-color" style:font-size-asian="13.1000003814697pt" style:font-size-complex="15pt"/>
    </style:style>
    <style:style style:name="P9" style:family="paragraph" style:parent-style-name="Standard">
      <style:paragraph-properties fo:text-align="center" style:justify-single-word="false" fo:break-before="page"/>
      <style:text-properties fo:font-size="14pt" style:text-underline-style="none" style:font-size-asian="12.25pt" style:font-size-complex="14pt"/>
    </style:style>
    <style:style style:name="T1" style:family="text">
      <style:text-properties style:text-underline-style="none"/>
    </style:style>
    <style:style style:name="T2" style:family="text">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27773943" text:style-name="L1">
        <text:list-item>
          <text:p text:style-name="P1">Present the criteria the define a detection</text:p>
          <text:list>
            <text:list-item>
              <text:p text:style-name="P1">show examples of correct, invalid and missed detections</text:p>
            </text:list-item>
          </text:list>
        </text:list-item>
        <text:list-item>
          <text:p text:style-name="P1">Evaluate performance of linking together of consecutive positions of the same object</text:p>
          <text:list>
            <text:list-item>
              <text:p text:style-name="P1">explain the cause of broken and incorrect tracking</text:p>
            </text:list-item>
          </text:list>
        </text:list-item>
        <text:list-item>
          <text:p text:style-name="P1">Describe how finding the highest point from the object works</text:p>
          <text:list>
            <text:list-item>
              <text:p text:style-name="P1">how often does it get this wrong</text:p>
            </text:list-item>
          </text:list>
        </text:list-item>
        <text:list-item>
          <text:p text:style-name="P1">Describe which features we use to recognise balls from other objects</text:p>
        </text:list-item>
      </text:list>
      <text:p text:style-name="Standard"/>
      <text:p text:style-name="Standard"/>
      <text:p text:style-name="Standard"/>
      <text:p text:style-name="P2">Introduction:<text:span text:style-name="T1"> an overview of the main concepts ideas used in the approach</text:span></text:p>
      <text:p text:style-name="P2"><text:span text:style-name="T1"/></text:p>
      <text:p text:style-name="P2">Methods:<text:span text:style-name="T1"> Explain vision techniques used. Give a functional outline on how they were implemented and structure of the code. Explain how each part is meant to work. Justify any functional decisions made (and why anything we did try didn’t work).</text:span></text:p>
      <text:p text:style-name="P2"><text:span text:style-name="T1"/></text:p>
      <text:p text:style-name="P2">Results:<text:span text:style-name="T1"> Provide actual data results of our method and describe how well it performed. Show examples of what did and didn’t work (broken paths etc).</text:span></text:p>
      <text:p text:style-name="P2"><text:span text:style-name="T1"/></text:p>
      <text:p text:style-name="P2">Discussion:<text:span text:style-name="T1"> Explain any limitations or problems.</text:span></text:p>
      <text:p text:style-name="P2"><text:span text:style-name="T1"/></text:p>
      <text:p text:style-name="P2">Code:<text:span text:style-name="T1"> The code.</text:span></text:p>
      <text:p text:style-name="P2"><text:span text:style-name="T1"/></text:p>
      <text:p text:style-name="P2"><text:span text:style-name="T1"/></text:p>
      <text:p text:style-name="P8"><text:span text:style-name="T1">Introduction</text:span></text:p>
      <text:p text:style-name="P3"><text:span text:style-name="T1"/></text:p>
      <text:p text:style-name="P4"><text:span text:style-name="T1">This report will discuss the detection of moving objects in a static scene. “Detection” here covers a few concepts which will be more strongly illustrated throughout the report. The system (which we will henceforth refer to as the ‘implementation’) to which this report is supplementary takes as input a set of video frames upon which analysis is made. The initial set of video frames features a static background shown for a short period, followed by a few objects of various attributes being projected through the air by an unseen coordinator. The implementation makes use of the short period of background frames in order to establish a median frame trusted to act as the background for the remainder of the experiment. This background frame is subtracted from all other frames of the video in order to isolate objects making reconition possible.</text:span></text:p>
      <text:p text:style-name="P4"><text:span text:style-name="T1"><text:tab/>Now that the stage has been set (or rather removed!) we can shift our focus to the real actors of the show; the moving objects. At this point, directly after background removal, the objects are isolated in an non-normalized form which is difficult to use for classification purposes. This is why various processes are run to make the object easier to recognize.</text:span></text:p>
      <text:p text:style-name="P4"><text:span text:style-name="T1"><text:tab/>The first problem that must be overcome is that after background subtraction, some areas of the object are removed (this happens when parts of the object are close in colour to the background). To remedy this, a motion blur is applied to the object, smearing remaining object colour over missing chunks of the object without seriously affecting the shape and size of the object.</text:span></text:p>
      <text:p text:style-name="P4"><text:span text:style-name="T1"><text:tab/>The next problem is that the object is in full colour but some of our later processing techniques require binary data. Since we need to store </text:span></text:p>
      <text:p text:style-name="P4"><text:span text:style-name="T1"/></text:p>
      <text:list xml:id="list518255668" text:style-name="L2">
        <text:list-item>
          <text:p text:style-name="P6"><text:span text:style-name="T2">Assignment made in order to detect moving objects over a static (mostly) background.</text:span></text:p>
        </text:list-item>
        <text:list-item>
          <text:p text:style-name="P6"><text:span text:style-name="T2">Background removed by subtracting the median of frames known to contain only the empty room.</text:span></text:p>
        </text:list-item>
        <text:list-item>
          <text:p text:style-name="P6"><text:span text:style-name="T2">Remaining image data processed before image detection (erode, blur, binarize(?)).</text:span></text:p>
        </text:list-item>
        <text:list-item>
          <text:p text:style-name="P6"><text:span text:style-name="T2">Object feature extraction.</text:span></text:p>
        </text:list-item>
        <text:list-item>
          <text:p text:style-name="P6"><text:span text:style-name="T2">Recognising whether or not an object is a ball.</text:span></text:p>
        </text:list-item>
        <text:list-item>
          <text:p text:style-name="P6"><text:span text:style-name="T2">Continuity of objects between frames.</text:span></text:p>
        </text:list-item>
        <text:list-item>
          <text:p text:style-name="P6"><text:span text:style-name="T2">Recognising the max height of an object.</text:span></text:p>
        </text:list-item>
      </text:list>
      <text:p text:style-name="P9">Results</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ig Wilkinson</meta:initial-creator>
    <meta:creation-date>2014-03-05T19:21:21</meta:creation-date>
    <dc:date>2014-03-05T23:12:44</dc:date>
    <dc:creator>Craig Wilkinson</dc:creator>
    <meta:editing-duration>PT3H2M32S</meta:editing-duration>
    <meta:editing-cycles>7</meta:editing-cycles>
    <meta:generator>LibreOffice/3.4$Unix LibreOffice_project/340m1$Build-502</meta:generator>
    <meta:document-statistic meta:table-count="0" meta:image-count="0" meta:object-count="0" meta:page-count="3" meta:paragraph-count="25" meta:word-count="519" meta:character-count="3092" meta:non-whitespace-character-count="2608"/>
  </office:meta>
</office:document-meta>
</file>